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omandos Básicos</text:p>
      <text:p text:style-name="P2">1. Acessar o MySQL vi Bash:</text:p>
      <text:p text:style-name="Normal"><text:s text:c="3"/>mysql -u root -p</text:p>
      <text:p text:style-name="P3">MySQL Client</text:p>
      <text:p text:style-name="Normal">2. Mostrar Bancos de Dados:</text:p>
      <text:p text:style-name="Normal"><text:s text:c="3"/>SHOW DATABASES;</text:p>
      <text:p text:style-name="Normal"><text:s text:c="3"/>Lista todos os bancos de dados no servidor MySQL.<text:s/></text:p>
      <text:p text:style-name="P4">3. Selecionar um Banco de Dados:</text:p>
      <text:p text:style-name="Normal"><text:s text:c="3"/>USE [nome_banco_de_dados];</text:p>
      <text:p text:style-name="Normal"><text:s text:c="3"/>[nome_banco_de_dados]: nome do banco de dados com o qual você deseja trabalhar.<text:s/></text:p>
      <text:p text:style-name="P5">4. Mostrar Tabelas:</text:p>
      <text:p text:style-name="Normal"><text:s text:c="3"/>SHOW TABLES;</text:p>
      <text:p text:style-name="Normal"><text:s text:c="3"/>Mostra as tabelas no banco de dados atualmente selecionado.<text:s/></text:p>
      <text:p text:style-name="P6">5. Descrever a Estrutura de uma Tabela:</text:p>
      <text:p text:style-name="Normal"><text:s text:c="3"/>DESCRIBE [nome_tabela];</text:p>
      <text:p text:style-name="Normal"><text:s/>[nome_tabela]: nome da tabela para a qual você deseja ver a estrutura.<text:s/></text:p>
      <text:p text:style-name="P7">6. Executar uma Consulta SQL:</text:p>
      <text:p text:style-name="Normal"><text:s text:c="3"/>SELECT * FROM [nome_tabela];</text:p>
      <text:p text:style-name="Normal"><text:s text:c="3"/>[nome_tabela]: nome da tabela. <text:s/>Este é um exemplo básico para selecionar todos os dados de uma tabela.<text:s/></text:p>
      <text:p text:style-name="P8">7.<text:s/>Mostra os resultados de um Consulta SQL na vertical:</text:p>
      <text:p text:style-name="Normal">SELECT * FROM [nome_tabela]<text:s/>\G</text:p>
      <text:p text:style-name="P9">8. Sair do MySQL:</text:p>
      <text:p text:style-name="Normal"><text:s text:c="3"/>EXIT;</text:p>
      <text:p text:style-name="Normal"><text:s text:c="3"/>QUIT;</text:p>
      <text:p text:style-name="Normal"><text:s text:c="3"/>\q</text:p>
      <text:p text:style-name="Normal"><text:s text:c="3"/>Ambos os comandos saem do cliente MySQL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cione Benacchio</meta:initial-creator>
    <dc:creator>Alcione Benacchio</dc:creator>
    <meta:creation-date>2023-11-22T13:11:00Z</meta:creation-date>
    <dc:date>2023-11-22T13:24:00Z</dc:date>
    <meta:template xlink:href="Normal.dotm" xlink:type="simple"/>
    <meta:editing-cycles>1</meta:editing-cycles>
    <meta:editing-duration>PT780S</meta:editing-duration>
    <meta:user-defined meta:name="MSIP_Label_defa4170-0d19-0005-0004-bc88714345d2_Enabled">true</meta:user-defined>
    <meta:user-defined meta:name="MSIP_Label_defa4170-0d19-0005-0004-bc88714345d2_SetDate">2023-11-22T13:23:34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536d8423-3e1a-42b0-b9c8-86396ef1f5b6</meta:user-defined>
    <meta:user-defined meta:name="MSIP_Label_defa4170-0d19-0005-0004-bc88714345d2_ActionId">5c043f7b-2f9d-4be7-9d84-f09a88ff1aac</meta:user-defined>
    <meta:user-defined meta:name="MSIP_Label_defa4170-0d19-0005-0004-bc88714345d2_ContentBits">0</meta:user-defined>
    <meta:document-statistic meta:page-count="1" meta:paragraph-count="1" meta:word-count="142" meta:character-count="908" meta:row-count="6" meta:non-whitespace-character-count="767"/>
  </office:meta>
</office:document-meta>
</file>